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6th of November 202<text:span text:style-name="T3">1</text:span> under the 1st PA Meeting.</text:p>
      <text:p text:style-name="P1"/>
      <text:p text:style-name="P1">The Assembly, recognising the current situation,</text:p>
      <text:p text:style-name="P1"/>
      <text:p text:style-name="P1">Constitutes the need to add the more trapdoors crafting tweak, as now 6 planks convert into 2 trapdoors.</text:p>
      <text:p text:style-name="P1"/>
      <text:p text:style-name="P1">And proceeds.</text:p>
      <text:p text:style-name="P1"/>
      <text:p text:style-name="P1">Signed by,</text:p>
      <text:p text:style-name="P1">threebody03</text:p>
      <text:p text:style-name="P1">RedPanda_4</text:p>
      <text:p text:style-name="P1">Emeralda_axe7</text:p>
      <text:p text:style-name="P1">_yoran_</text:p>
      <text:p text:style-name="P1"/>
      <text:p text:style-name="P1"/>
      <text:p text:style-name="P1"/>
      <text:p text:style-name="Standard"><text:span text:style-name="T1">[</text:span><text:span text:style-name="T2">Motion 1-3: To add the more trapdoors crafting tweak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3:05:24.039140515</dc:date>
    <meta:editing-duration>PT2M8S</meta:editing-duration>
    <meta:editing-cycles>6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10" meta:word-count="56" meta:character-count="357" meta:non-whitespace-character-count="311"/>
  </office:meta>
</office:document-meta>
</file>